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5fc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JoaquinDomingo/ProyectoREACT" text:style-name="Internet_20_link" text:visited-style-name="Visited_20_Internet_20_Link"><text:span text:style-name="T1">ENLACE AL REPO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20:27:34.514502300</meta:creation-date>
    <dc:date>2026-02-05T20:27:54.543675600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25.8.3.2$Windows_X86_64 LibreOffice_project/8ca8d55c161d602844f5428fa4b58097424e324e</meta:generator>
  </office:meta>
</office:document-meta>
</file>